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Legacy Resources:</text:p>
      <text:p text:style-name="Text_20_body">The guide and all the files are also readily available on Archive.org and Archive.today:</text:p>
      <text:list text:style-name="L1">
        <text:list-item>
          <text:p text:style-name="P1">Archive.org <text:span text:style-name="T1">(outdated)</text:span>: <text:a xlink:type="simple" xlink:href="https://web.archive.org/web/https://anonymousplanet.org/" office:name=""><text:span text:style-name="Definition">https://web.archive.org/web/https://anonymousplanet.org/</text:span></text:a></text:p>
        </text:list-item>
        <text:list-item>
          <text:p text:style-name="P1">Archive.today <text:span text:style-name="T1">(outdated)</text:span>: <text:a xlink:type="simple" xlink:href="https://archive.fo/anonymousplanet.org/" office:name=""><text:span text:style-name="Definition">https://archive.fo/anonymousplanet.org/</text:span></text:a></text:p>
        </text:list-item>
        <text:list-item>
          <text:p text:style-name="P1">Archive.today over Tor <text:span text:style-name="T1">(outdated)</text:span>: <text:a xlink:type="simple" xlink:href="http://archiveiya74codqgiixo33q62qlrqtkgmcitqx5u2oeqnmn5bpcbiyd.onion/anonymousplanet.org/" office:name=""><text:span text:style-name="Definition">http://archiveiya74codqgiixo33q62qlrqtkgmcitqx5u2oeqnmn5bpcbiyd.onion/anonymousplanet.org/</text:span></text:a></text:p>
        </text:list-item>
      </text:list>
      <text:p text:style-name="First_20_paragraph">Direct downloads: - CryptPad.fr <text:span text:style-name="T1">(outdated)</text:span>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21T00:52:52Z</meta:creation-date>
    <dc:date>2022-07-21T00:52:52Z</dc:date>
  </office:meta>
</office:document-meta>
</file>